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co142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ta110" style:family="table" style:master-page-name="PageStyle_5f_Evaluation Warning (108)">
      <style:table-properties table:display="true" style:writing-mode="lr-tb"/>
    </style:style>
    <style:style style:name="ta111" style:family="table" style:master-page-name="PageStyle_5f_Evaluation Warning (109)">
      <style:table-properties table:display="true" style:writing-mode="lr-tb"/>
    </style:style>
    <style:style style:name="ta112" style:family="table" style:master-page-name="PageStyle_5f_Evaluation Warning (110)">
      <style:table-properties table:display="true" style:writing-mode="lr-tb"/>
    </style:style>
    <style:style style:name="ta113" style:family="table" style:master-page-name="PageStyle_5f_Evaluation Warning (111)">
      <style:table-properties table:display="true" style:writing-mode="lr-tb"/>
    </style:style>
    <style:style style:name="ta114" style:family="table" style:master-page-name="PageStyle_5f_Evaluation Warning (112)">
      <style:table-properties table:display="true" style:writing-mode="lr-tb"/>
    </style:style>
    <style:style style:name="ta115" style:family="table" style:master-page-name="PageStyle_5f_Evaluation Warning (113)">
      <style:table-properties table:display="true" style:writing-mode="lr-tb"/>
    </style:style>
    <style:style style:name="ta116" style:family="table" style:master-page-name="PageStyle_5f_Evaluation Warning (114)">
      <style:table-properties table:display="true" style:writing-mode="lr-tb"/>
    </style:style>
    <style:style style:name="ta117" style:family="table" style:master-page-name="PageStyle_5f_Evaluation Warning (115)">
      <style:table-properties table:display="true" style:writing-mode="lr-tb"/>
    </style:style>
    <style:style style:name="ta118" style:family="table" style:master-page-name="PageStyle_5f_Evaluation Warning (116)">
      <style:table-properties table:display="true" style:writing-mode="lr-tb"/>
    </style:style>
    <style:style style:name="ta119" style:family="table" style:master-page-name="PageStyle_5f_Evaluation Warning (117)">
      <style:table-properties table:display="true" style:writing-mode="lr-tb"/>
    </style:style>
    <style:style style:name="ta120" style:family="table" style:master-page-name="PageStyle_5f_Evaluation Warning (118)">
      <style:table-properties table:display="true" style:writing-mode="lr-tb"/>
    </style:style>
    <style:style style:name="ta121" style:family="table" style:master-page-name="PageStyle_5f_Evaluation Warning (119)">
      <style:table-properties table:display="true" style:writing-mode="lr-tb"/>
    </style:style>
    <style:style style:name="ta122" style:family="table" style:master-page-name="PageStyle_5f_Evaluation Warning (120)">
      <style:table-properties table:display="true" style:writing-mode="lr-tb"/>
    </style:style>
    <style:style style:name="ta123" style:family="table" style:master-page-name="PageStyle_5f_Evaluation Warning (121)">
      <style:table-properties table:display="true" style:writing-mode="lr-tb"/>
    </style:style>
    <style:style style:name="ta124" style:family="table" style:master-page-name="PageStyle_5f_Evaluation Warning (122)">
      <style:table-properties table:display="true" style:writing-mode="lr-tb"/>
    </style:style>
    <style:style style:name="ta125" style:family="table" style:master-page-name="PageStyle_5f_Evaluation Warning (123)">
      <style:table-properties table:display="true" style:writing-mode="lr-tb"/>
    </style:style>
    <style:style style:name="ta126" style:family="table" style:master-page-name="PageStyle_5f_Evaluation Warning (124)">
      <style:table-properties table:display="true" style:writing-mode="lr-tb"/>
    </style:style>
    <style:style style:name="ta127" style:family="table" style:master-page-name="PageStyle_5f_Evaluation Warning (125)">
      <style:table-properties table:display="true" style:writing-mode="lr-tb"/>
    </style:style>
    <style:style style:name="ta128" style:family="table" style:master-page-name="PageStyle_5f_Evaluation Warning (126)">
      <style:table-properties table:display="true" style:writing-mode="lr-tb"/>
    </style:style>
    <style:style style:name="ta129" style:family="table" style:master-page-name="PageStyle_5f_Evaluation Warning (127)">
      <style:table-properties table:display="true" style:writing-mode="lr-tb"/>
    </style:style>
    <style:style style:name="ta130" style:family="table" style:master-page-name="PageStyle_5f_Evaluation Warning (128)">
      <style:table-properties table:display="true" style:writing-mode="lr-tb"/>
    </style:style>
    <style:style style:name="ta131" style:family="table" style:master-page-name="PageStyle_5f_Evaluation Warning (129)">
      <style:table-properties table:display="true" style:writing-mode="lr-tb"/>
    </style:style>
    <style:style style:name="ta132" style:family="table" style:master-page-name="PageStyle_5f_Evaluation Warning (130)">
      <style:table-properties table:display="true" style:writing-mode="lr-tb"/>
    </style:style>
    <style:style style:name="ta133" style:family="table" style:master-page-name="PageStyle_5f_Evaluation Warning (131)">
      <style:table-properties table:display="true" style:writing-mode="lr-tb"/>
    </style:style>
    <style:style style:name="ta134" style:family="table" style:master-page-name="PageStyle_5f_Evaluation Warning (132)">
      <style:table-properties table:display="true" style:writing-mode="lr-tb"/>
    </style:style>
    <style:style style:name="ta135" style:family="table" style:master-page-name="PageStyle_5f_Evaluation Warning (133)">
      <style:table-properties table:display="true" style:writing-mode="lr-tb"/>
    </style:style>
    <style:style style:name="ta136" style:family="table" style:master-page-name="PageStyle_5f_Evaluation Warning (134)">
      <style:table-properties table:display="true" style:writing-mode="lr-tb"/>
    </style:style>
    <style:style style:name="ta137" style:family="table" style:master-page-name="PageStyle_5f_Evaluation Warning (135)">
      <style:table-properties table:display="true" style:writing-mode="lr-tb"/>
    </style:style>
    <style:style style:name="ta138" style:family="table" style:master-page-name="PageStyle_5f_Evaluation Warning (136)">
      <style:table-properties table:display="true" style:writing-mode="lr-tb"/>
    </style:style>
    <style:style style:name="ta139" style:family="table" style:master-page-name="PageStyle_5f_Evaluation Warning (137)">
      <style:table-properties table:display="true" style:writing-mode="lr-tb"/>
    </style:style>
    <style:style style:name="ta140" style:family="table" style:master-page-name="PageStyle_5f_Evaluation Warning (138)">
      <style:table-properties table:display="true" style:writing-mode="lr-tb"/>
    </style:style>
    <style:style style:name="ta141" style:family="table" style:master-page-name="PageStyle_5f_Evaluation Warning (139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8" style:family="table-cell" style:parent-style-name="Default" style:data-style-name="N-1"/>
    <style:style style:name="ce71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72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4" table:print="false">
        <office:forms form:automatic-focus="false" form:apply-design-mode="false"/>
        <table:table-column table:style-name="co1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15" table:print="false">
        <office:forms form:automatic-focus="false" form:apply-design-mode="false"/>
        <table:table-column table:style-name="co11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16" table:print="false">
        <office:forms form:automatic-focus="false" form:apply-design-mode="false"/>
        <table:table-column table:style-name="co1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17" table:print="false">
        <office:forms form:automatic-focus="false" form:apply-design-mode="false"/>
        <table:table-column table:style-name="co11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18" table:print="false">
        <office:forms form:automatic-focus="false" form:apply-design-mode="false"/>
        <table:table-column table:style-name="co1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19" table:print="false">
        <office:forms form:automatic-focus="false" form:apply-design-mode="false"/>
        <table:table-column table:style-name="co12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0" table:print="false">
        <office:forms form:automatic-focus="false" form:apply-design-mode="false"/>
        <table:table-column table:style-name="co1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1" table:print="false">
        <office:forms form:automatic-focus="false" form:apply-design-mode="false"/>
        <table:table-column table:style-name="co12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2" table:print="false">
        <office:forms form:automatic-focus="false" form:apply-design-mode="false"/>
        <table:table-column table:style-name="co1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3" table:print="false">
        <office:forms form:automatic-focus="false" form:apply-design-mode="false"/>
        <table:table-column table:style-name="co12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4" table:print="false">
        <office:forms form:automatic-focus="false" form:apply-design-mode="false"/>
        <table:table-column table:style-name="co1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25" table:print="false">
        <office:forms form:automatic-focus="false" form:apply-design-mode="false"/>
        <table:table-column table:style-name="co12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26" table:print="false">
        <office:forms form:automatic-focus="false" form:apply-design-mode="false"/>
        <table:table-column table:style-name="co1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27" table:print="false">
        <office:forms form:automatic-focus="false" form:apply-design-mode="false"/>
        <table:table-column table:style-name="co12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28" table:print="false">
        <office:forms form:automatic-focus="false" form:apply-design-mode="false"/>
        <table:table-column table:style-name="co1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29" table:print="false">
        <office:forms form:automatic-focus="false" form:apply-design-mode="false"/>
        <table:table-column table:style-name="co13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0" table:print="false">
        <office:forms form:automatic-focus="false" form:apply-design-mode="false"/>
        <table:table-column table:style-name="co1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1" table:print="false">
        <office:forms form:automatic-focus="false" form:apply-design-mode="false"/>
        <table:table-column table:style-name="co132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2" table:print="false">
        <office:forms form:automatic-focus="false" form:apply-design-mode="false"/>
        <table:table-column table:style-name="co1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3" table:print="false">
        <office:forms form:automatic-focus="false" form:apply-design-mode="false"/>
        <table:table-column table:style-name="co134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4" table:print="false">
        <office:forms form:automatic-focus="false" form:apply-design-mode="false"/>
        <table:table-column table:style-name="co1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35" table:print="false">
        <office:forms form:automatic-focus="false" form:apply-design-mode="false"/>
        <table:table-column table:style-name="co136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36" table:print="false">
        <office:forms form:automatic-focus="false" form:apply-design-mode="false"/>
        <table:table-column table:style-name="co1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37" table:print="false">
        <office:forms form:automatic-focus="false" form:apply-design-mode="false"/>
        <table:table-column table:style-name="co138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38" table:print="false">
        <office:forms form:automatic-focus="false" form:apply-design-mode="false"/>
        <table:table-column table:style-name="co1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39" table:print="false">
        <office:forms form:automatic-focus="false" form:apply-design-mode="false"/>
        <table:table-column table:style-name="co140" table:default-cell-style-name="ce15" table:number-columns-repeated="256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0" table:print="false">
        <office:forms form:automatic-focus="false" form:apply-design-mode="false"/>
        <table:table-column table:style-name="co1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7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9)" table:style-name="ta141" table:print="false">
        <office:forms form:automatic-focus="false" form:apply-design-mode="false"/>
        <table:table-column table:style-name="co142" table:default-cell-style-name="ce15" table:number-columns-repeated="256"/>
        <table:table-row table:number-rows-repeated="4" table:style-name="ro2"/>
        <table:table-row table:style-name="ro3">
          <table:table-cell table:style-name="ce72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9)" style:display-name="PageStyle_Evaluation Warning (139)" style:page-layout-name="pm14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